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2f03" officeooo:paragraph-rsid="00132f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7T19:50:10.139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4.7.2$Windows_X86_64 LibreOffice_project/723314e595e8007d3cf785c16538505a1c878ca5</meta:generator>
  </office:meta>
</office:document-meta>
</file>